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61021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style:font-size-asian="10.5pt" style:font-size-complex="10.5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c08e0" style:font-size-asian="10.5pt" style:font-size-complex="10.5pt"/>
    </style:style>
    <style:style style:name="P14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e40b4" style:font-size-asian="10.5pt" style:font-size-complex="10.5pt"/>
    </style:style>
    <style:style style:name="P15" style:family="paragraph" style:parent-style-name="Frame_20_contents">
      <style:paragraph-properties fo:text-align="start" style:justify-single-word="false"/>
      <style:text-properties style:font-name="Arial" fo:font-size="12pt" officeooo:paragraph-rsid="00442a27" style:font-size-asian="12pt" style:font-size-complex="12pt"/>
    </style:style>
    <style:style style:name="P16" style:family="paragraph" style:parent-style-name="Heading_20_2">
      <style:text-properties style:font-name="Arial" fo:font-size="10.5pt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paragraph-rsid="00442a27" style:font-size-asian="11pt" style:font-size-complex="11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42a27" style:font-size-asian="10pt" style:font-size-complex="10pt"/>
    </style:style>
    <style:style style:name="P1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444b31" style:font-size-asian="10.5pt" style:font-size-complex="10.5pt"/>
    </style:style>
    <style:style style:name="P2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444b31" style:font-size-asian="10.5pt" style:font-size-complex="10.5pt"/>
    </style:style>
    <style:style style:name="P21" style:family="paragraph" style:parent-style-name="UrbanBody">
      <style:paragraph-properties fo:margin-left="0cm" fo:margin-right="0cm" fo:text-align="end" style:justify-single-word="false" fo:text-indent="0cm" style:auto-text-indent="false"/>
      <style:text-properties fo:font-size="14pt" officeooo:rsid="00292091" officeooo:paragraph-rsid="00272239" style:font-size-asian="14pt" style:font-size-complex="14pt"/>
    </style:style>
    <style:style style:name="P22" style:family="paragraph" style:parent-style-name="UrbanTitle">
      <style:text-properties fo:font-size="14pt" style:text-underline-style="none" officeooo:rsid="00292091" officeooo:paragraph-rsid="00292091" style:font-size-asian="14pt" style:font-size-complex="14pt"/>
    </style:style>
    <style:style style:name="P23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92091" officeooo:paragraph-rsid="00442a27" style:font-size-asian="14pt" style:font-size-complex="14pt"/>
    </style:style>
    <style:style style:name="P24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style:text-underline-style="none" officeooo:rsid="00292091" officeooo:paragraph-rsid="00442a27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style:font-name="Arial" fo:language="fr" fo:country="BE" officeooo:rsid="001beed8" style:font-name-complex="Arial"/>
    </style:style>
    <style:style style:name="T9" style:family="text">
      <style:text-properties style:font-name="Arial" fo:language="fr" fo:country="BE" officeooo:rsid="001beed8" fo:background-color="transparent" loext:char-shading-value="0" style:font-name-complex="Arial"/>
    </style:style>
    <style:style style:name="T10" style:family="text">
      <style:text-properties officeooo:rsid="00362119"/>
    </style:style>
    <style:style style:name="T11" style:family="text">
      <style:text-properties officeooo:rsid="0032db18"/>
    </style:style>
    <style:style style:name="T12" style:family="text">
      <style:text-properties fo:language="fr" fo:country="BE" style:font-name-complex="Arial"/>
    </style:style>
    <style:style style:name="T13" style:family="text">
      <style:text-properties fo:language="fr" fo:country="BE" officeooo:rsid="00236e40" style:font-name-complex="Arial"/>
    </style:style>
    <style:style style:name="T14" style:family="text">
      <style:text-properties fo:language="fr" fo:country="BE" officeooo:rsid="002d22d9" style:font-name-complex="Arial"/>
    </style:style>
    <style:style style:name="T15" style:family="text">
      <style:text-properties fo:language="fr" fo:country="BE" officeooo:rsid="0032db18" style:font-name-complex="Arial"/>
    </style:style>
    <style:style style:name="T16" style:family="text">
      <style:text-properties fo:language="fr" fo:country="BE" fo:background-color="transparent" loext:char-shading-value="0" style:font-name-complex="Arial"/>
    </style:style>
    <style:style style:name="T17" style:family="text">
      <style:text-properties fo:language="fr" fo:country="BE" officeooo:rsid="00236e40" fo:background-color="transparent" loext:char-shading-value="0" style:font-name-complex="Arial"/>
    </style:style>
    <style:style style:name="T18" style:family="text">
      <style:text-properties fo:language="fr" fo:country="BE" officeooo:rsid="0032db18" fo:background-color="transparent" loext:char-shading-value="0" style:font-name-complex="Arial"/>
    </style:style>
    <style:style style:name="T19" style:family="text">
      <style:text-properties fo:language="fr" fo:country="BE" officeooo:rsid="002d22d9" fo:background-color="transparent" loext:char-shading-value="0" style:font-name-complex="Arial"/>
    </style:style>
    <style:style style:name="T20" style:family="text">
      <style:text-properties fo:language="fr" fo:country="BE" officeooo:rsid="0023e221" fo:background-color="transparent" loext:char-shading-value="0" style:font-name-complex="Arial"/>
    </style:style>
    <style:style style:name="T21" style:family="text">
      <style:text-properties fo:language="fr" fo:country="BE" officeooo:rsid="0033fd4c" fo:background-color="transparent" loext:char-shading-value="0" style:font-name-complex="Arial"/>
    </style:style>
    <style:style style:name="T22" style:family="text">
      <style:text-properties fo:language="fr" fo:country="BE" officeooo:rsid="00347b4e" fo:background-color="transparent" loext:char-shading-value="0" style:font-name-complex="Arial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style:font-name="arial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9" style:family="text">
      <style:text-properties style:font-name="arial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<office:annotation><dc:creator>Gauthier Bastien</dc:creator><dc:date>2011-01-13T14:56:41</dc:date><text:p text:style-name="P25"><text:span text:style-name="T31">do text</text:span></text:p><text:p text:style-name="P25"><text:span text:style-name="T3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8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5"><text:span text:style-name="T2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6"><text:s/></text:span><text:span text:style-name="T25"><text:conditional-text text:condition="ooow:&quot;view.do_mailing()&quot;" text:string-value-if-true="&quot;mailed_data.name1&quot;" text:string-value-if-false="">mailed_data.name1</text:conditional-text></text:span><text:span text:style-name="T26"><text:s/></text:span><text:span text:style-name="T25"><text:conditional-text text:condition="ooow:&quot;view.do_mailing()&quot;" text:string-value-if-true="&quot;mailed_data.name2&quot;" text:string-value-if-false="">mailed_data.name2</text:conditional-text></text:span><text:span text:style-name="T26"><text:line-break/></text:span><text:span text:style-name="T25"><text:conditional-text text:condition="ooow:&quot;view.do_mailing()&quot;" text:string-value-if-true="&quot;mailed_data.street&quot;" text:string-value-if-false="">mailed_data.street</text:conditional-text></text:span><text:span text:style-name="T25">, </text:span><text:span text:style-name="T25"><text:conditional-text text:condition="ooow:&quot;view.do_mailing()&quot;" text:string-value-if-true="&quot;mailed_data.number&quot;" text:string-value-if-false="">mailed_data.number</text:conditional-text></text:span><text:span text:style-name="T26"><text:line-break/></text:span><text:span text:style-name="T25"><text:conditional-text text:condition="ooow:&quot;view.do_mailing()&quot;" text:string-value-if-true="&quot;mailed_data.zipcode&quot;" text:string-value-if-false="">mailed_data.zipcode</text:conditional-text></text:span><text:span text:style-name="T25"> </text:span><text:span text:style-name="T2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3"/>
      <text:p text:style-name="P24">Lettre d'information au demandeur</text:p>
      <text:p text:style-name="P22">Transmis dossier à la DPA, à la DGO4 <text:span text:style-name="T11">et à la DGO6</text:span></text:p>
      <text:p text:style-name="P5"/>
      <text:p text:style-name="P5"/>
      <text:p text:style-name="P6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0"><office:annotation><dc:creator>Gauthier Bastien</dc:creator><dc:date>2011-01-13T14:56:41</dc:date><text:p text:style-name="P25"><text:span text:style-name="T31">do text</text:span></text:p><text:p text:style-name="P25"><text:span text:style-name="T31">from document(at=reference, format='odt')</text:span></text:p></office:annotation><text:span text:style-name="T2">Import depuis reference.odt</text:span></text:p>
      <text:p text:style-name="P7"/>
      <text:p text:style-name="P8"><office:annotation><dc:creator>Gauthier Bastien</dc:creator><dc:date>2011-02-16T16:12:24</dc:date><text:p text:style-name="P25"><text:span text:style-name="T35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5"><text:span text:style-name="T34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7"/>
      <text:p text:style-name="P19"><text:span text:style-name="T28"><text:tab/></text:span><text:span text:style-name="T2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8">,</text:span></text:p>
      <text:p text:style-name="P7"/>
      <text:p text:style-name="P13"><text:span text:style-name="T8"><office:annotation><dc:creator>bleybaert</dc:creator><dc:date>2018-11-20T11:43:28.609595569</dc:date><loext:sender-initials>ble</loext:sender-initials><text:p text:style-name="P25"><text:span text:style-name="T33">do text if "DGO3" in licence_helper.regional_authority and "DGO4" in licence_helper.regional_authority</text:span></text:p></office:annotation></text:span><text:span text:style-name="T13">Nous avons</text:span><text:span text:style-name="T12"> l’honneur de vous informer que votre deman</text:span><text:span text:style-name="T16">de de </text:span><text:span text:style-name="T17">permis </text:span><text:span text:style-name="T18">intégré</text:span><text:span text:style-name="T16"> a été</text:span><text:span text:style-name="T12"> </text:span><text:span text:style-name="T14">transmise le </text:span><text:span text:style-name="T15"><text:text-input text:description="">licence_view.format_date(self.getLastDeposit().getTransmitDate())</text:text-input></text:span><text:span text:style-name="T14"><text:s/>au</text:span><text:span text:style-name="T12"> Fonctionnaire techniq</text:span><text:span text:style-name="T16">ue, </text:span><text:span text:style-name="T19">au </text:span><text:span text:style-name="T16">Fonctionnaire délégué </text:span><text:span text:style-name="T18">ainsi qu'au Fonctionnaire des implantations commerciales </text:span><text:span text:style-name="T16">du Service Public de Wallonie.</text:span></text:p>
      <text:p text:style-name="P13"><text:span text:style-name="T9"><office:annotation><dc:creator>bleybaert</dc:creator><dc:date>2018-11-20T11:43:35.570560569</dc:date><loext:sender-initials>ble</loext:sender-initials><text:p text:style-name="P25"><text:span text:style-name="T33">do text if <text:s/>"DGO3" in licence_helper.regional_authority and not "DGO4" in licence_helper.regional_authority</text:span></text:p></office:annotation></text:span><text:span text:style-name="T17">Nous avons</text:span><text:span text:style-name="T16"> l’honneur de vous informer que votre demande de </text:span><text:span text:style-name="T17">permis </text:span><text:span text:style-name="T18">intégré</text:span><text:span text:style-name="T16"> a été </text:span><text:span text:style-name="T19">transmise le </text:span><text:span text:style-name="T18"><text:text-input text:description="">licence_view.format_date(self.getLastDeposit().getTransmitDate())</text:text-input></text:span><text:span text:style-name="T19"><text:s/>au</text:span><text:span text:style-name="T16"> Fonctionnaire technique </text:span><text:span text:style-name="T18">ainsi qu'au Fonctionnaire des implantations commerciales </text:span><text:span text:style-name="T16">du Service Public de Wallonie.</text:span></text:p>
      <text:p text:style-name="P14"><text:span text:style-name="T9"><office:annotation><dc:creator>bleybaert</dc:creator><dc:date>2018-11-20T11:43:39.162220459</dc:date><loext:sender-initials>ble</loext:sender-initials><text:p text:style-name="P25"><text:span text:style-name="T33">do text if "DGO4" in licence_helper.regional_authority and not "DGO3" in licence_helper.regional_authority</text:span></text:p></office:annotation></text:span><text:span text:style-name="T17">Nous avons</text:span><text:span text:style-name="T16"> l’honneur de vous informer que votre demande de </text:span><text:span text:style-name="T17">permis </text:span><text:span text:style-name="T18">intégré</text:span><text:span text:style-name="T16"> a été </text:span><text:span text:style-name="T19">transmise le </text:span><text:span text:style-name="T18"><text:text-input text:description="">licence_view.format_date(self.getLastDeposit().getTransmitDate())</text:text-input></text:span><text:span text:style-name="T19"><text:s/>au </text:span><text:span text:style-name="T16">Fonctionnaire délégué </text:span><text:span text:style-name="T18">ainsi qu'au Fonctionnaire des implantations commerciales </text:span><text:span text:style-name="T16">du Service Public de Wallonie.</text:span></text:p>
      <text:p text:style-name="P12"/>
      <text:p text:style-name="P11"><text:span text:style-name="T17">Conformément au </text:span><text:span text:style-name="T18">décret du 5 février 2015 relatif aux implantations commerciales </text:span><text:span text:style-name="T17">et à</text:span><text:span text:style-name="T16"> titre d’information, le</text:span><text:span text:style-name="T18">s Fonctionnaires </text:span><text:span text:style-name="T16">dispose</text:span><text:span text:style-name="T20">nt</text:span><text:span text:style-name="T16"> d’un délai de 20 jours, à dater du jour o</text:span><text:span text:style-name="T18">ù</text:span><text:span text:style-name="T16"> il</text:span><text:span text:style-name="T20">s</text:span><text:span text:style-name="T16"> reçoi</text:span><text:span text:style-name="T20">ven</text:span><text:span text:style-name="T16">t ladite demande pour statuer sur </text:span><text:span text:style-name="T18">le</text:span><text:span text:style-name="T16"> caractère</text:span><text:span text:style-name="T18"> complet et recevable </text:span><text:span text:style-name="T16">de celle-ci. </text:span><text:span text:style-name="T21">Si ce délai est dépassé, votre dossier </text:span><text:span text:style-name="T22">sera</text:span><text:span text:style-name="T21"> considéré comme complet et recevable.</text:span></text:p>
      <text:p text:style-name="P9"/>
      <text:p text:style-name="P20"><text:tab/><text:span text:style-name="T28">Demeurant à votre disposition, nous vous prions d'agréer, </text:span><text:span text:style-name="T2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8">, nos salutations distinguées.</text:span></text:p>
      <text:p text:style-name="P9"/>
      <text:p text:style-name="P7"><text:text-input text:description="Délivré à xxx le xxx">urbanEventObj.getFormattedDate(forDelivery=True)</text:text-input></text:p>
      <text:p text:style-name="P7"/>
      <text:p text:style-name="P7"><office:annotation><dc:creator>Gauthier Bastien</dc:creator><dc:date>2011-01-13T14:56:41</dc:date><text:p text:style-name="P25"><text:span text:style-name="T32">do text</text:span></text:p><text:p text:style-name="P25"><text:span text:style-name="T3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55:20.033625068</dc:date>
    <dc:language>fr-FR</dc:language>
    <meta:editing-cycles>90</meta:editing-cycles>
    <meta:editing-duration>P1DT8H1M19S</meta:editing-duration>
    <meta:document-statistic meta:table-count="1" meta:image-count="0" meta:object-count="0" meta:page-count="1" meta:paragraph-count="19" meta:word-count="249" meta:character-count="2097" meta:non-whitespace-character-count="1892"/>
    <meta:user-defined meta:name="Info 1"/>
    <meta:user-defined meta:name="Info 2"/>
    <meta:user-defined meta:name="Info 3"/>
    <meta:user-defined meta:name="Info 4"/>
  </office:meta>
</office:document-meta>
</file>